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25" table:formula="of:=IF(MOD([.F4];2);&quot;Liczba Pierwsza&quot;;&quot;Liczba złożona&quot;)" office:value-type="string" office:string-value="Liczba złożona" calcext:value-type="string" table:number-columns-spanned="4" table:number-rows-spanned="2">
            <text:p>Liczba złożona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0:58:50.0547682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9-04-03T11:30:03.688468550</dc:date>
    <meta:generator>LibreOffice/6.0.7.3$Linux_X86_64 LibreOffice_project/00m0$Build-3</meta:generator>
    <meta:editing-duration>PT1M46S</meta:editing-duration>
    <meta:editing-cycles>2</meta:editing-cycles>
    <meta:document-statistic meta:table-count="3" meta:cell-count="6006" meta:object-count="0"/>
  </office:meta>
</office:document-meta>
</file>